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264in" svg:height="5.6268in" svg:x="2.7142in" svg:y="0in">
            <draw:object draw:notify-on-update-of-ranges="Sheet1.A2:Sheet1.A32 Sheet1.B2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mbda, 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14" calcext:value-type="float">
            <text:p>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7:52:18.343199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9:39:49.034843301</meta:creation-date>
    <dc:date>2025-12-08T17:52:31.855220174</dc:date>
    <meta:editing-duration>PT44M11S</meta:editing-duration>
    <meta:editing-cycles>6</meta:editing-cycles>
    <meta:generator>LibreOffice/25.2.7.2$Linux_X86_64 LibreOffice_project/520$Build-2</meta:generator>
    <meta:document-statistic meta:table-count="1" meta:cell-count="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34cm" svg:height="14.293cm" xlink:href=".." xlink:type="simple" chart:class="chart:scatter" chart:style-name="ch1">
        <chart:legend chart:legend-position="end" svg:x="17.082cm" svg:y="6.835cm" style:legend-expansion="high" chart:style-name="ch2"/>
        <chart:plot-area chart:style-name="ch3" svg:x="0.4cm" svg:y="0.332cm" svg:width="16.28cm" svg:height="13.249cm">
          <chart:coordinate-region svg:x="1.55cm" svg:y="0.543cm" svg:width="14.679cm" svg:height="12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2" chart:class="chart:scatter">
            <chart:domain table:cell-range-address="Sheet1.A2:Sheet1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32">
                <text:p>7032</text:p>
                <draw:g>
                  <svg:desc>Sheet1.A2:Sheet1.A32</svg:desc>
                </draw:g>
              </table:table-cell>
              <table:table-cell office:value-type="float" office:value="2918">
                <text:p>2918</text:p>
                <draw:g>
                  <svg:desc>Sheet1.B2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29">
                <text:p>6929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17">
                <text:p>6717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">
                <text:p>6678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99">
                <text:p>6599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33">
                <text:p>6533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7">
                <text:p>6507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2">
                <text:p>6402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83">
                <text:p>63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4">
                <text:p>6334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05">
                <text:p>6305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67">
                <text:p>6267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7">
                <text:p>6217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64">
                <text:p>6164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3">
                <text:p>6143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6">
                <text:p>6096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74">
                <text:p>607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0">
                <text:p>6030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6">
                <text:p>5976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45">
                <text:p>594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2">
                <text:p>58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52">
                <text:p>5852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1">
                <text:p>5401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7">
                <text:p>6907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34">
                <text:p>6234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91">
                <text:p>579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70">
                <text:p>577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61">
                <text:p>546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6">
                <text:p>4916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8">
                <text:p>435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7">
                <text:p>4047</text:p>
              </table:table-cell>
              <table:table-cell office:value-type="float" office:value="614">
                <text:p>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